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0.12.27   |   <text:a xlink:type="simple" xlink:href="http://palinfo.habago.org/Entry?Command=Information_PrintForum#FORUM40407"><text:span text:style-name="T1">#</text:span></text:a></text:p>
      <text:p text:style-name="P2">黑貓白貓</text:p>
      <text:p text:style-name="P2"/>
      <text:p text:style-name="P2">陳真27 Dec. 2000</text:p>
      <text:p text:style-name="P2"/>
      <text:p text:style-name="P2">異哉！所謂「社交恐懼症」！</text:p>
      <text:p text:style-name="P2"/>
      <text:p text:style-name="P2">這「病」不知道是誰「發明」的，對我來說，它是不是「病」不重要，重要的是，它似乎是一種「好人」的特徵。如果你覺得自己有這種「病」，那應該跟你恭喜，因為你很可能是個好人，至少不會壞到哪去；死後就算入地獄，也絕不會是第十八層。</text:p>
      <text:p text:style-name="P2"/>
      <text:p text:style-name="P2">我有個醫界朋友，我總覺得他很「奸詐」，他一邊私下猛力批評某些人事物之可恥可笑，但是，公開時，他其實就是這些人事物裏頭的一員，越爬越「高」。不過，我卻不討厭他，因為，我看他經常慌慌張張的，不知道在緊張些什麼，感覺很好笑，不會給人「優雅」的感覺，所以我直覺認定他是個好人，只是偶爾做壞事而已。</text:p>
      <text:p text:style-name="P2"/>
      <text:p text:style-name="P2">當然，我也該跟我自己恭喜。「社交」，對我而言，確實蠻可怕的。我不知道別人是在怕些什麼，但我是怕它之「不好玩」。</text:p>
      <text:p text:style-name="P2"/>
      <text:p text:style-name="P2">一個東西之所以會「好玩」，是因為它「不是真的」。一切「講得跟真的一樣」的東西，都讓我感到「害怕」。許多人很奇怪，凡事喜歡給塗得五顏六色，講得跟真的一樣，比如「知識份子」。</text:p>
      <text:p text:style-name="P2"/>
      <text:p text:style-name="P2">就算是真的，我們最好也不要太當真，否則就沒有趣味了。不要當真，不是教你虛偽的意思，而是說保持一個距離，不要執著，不要以為「一定就是這樣」，不要把世上的事看得多麼重要。</text:p>
      <text:p text:style-name="P2"/>
      <text:p text:style-name="P2">「社交」，卻往往不是這樣，虛虛渺渺的一些雞毛蒜皮事，也總是要努力說得像真的有個「重量」似的。相反地，紮紮實實的痛苦，卻往往被當做一個屁。於是， 各式各樣的對話，就變得很傷腦筋了。沒什麼好說的東西，也總是得「配合」對方，努力想各種「台詞」，提供對方想要聽到的無聊「答案」。</text:p>
      <text:p text:style-name="P2"/>
      <text:p text:style-name="P2">比方說，我總不知道要怎麼回答「我以後要做什麼」這類的問題，答是可以答，談當然也可以談，問更可以問，但是，這些都只是「說說而已」，根本不是重點，不是嗎？</text:p>
      <text:p text:style-name="P2"/>
      <text:p text:style-name="P2">在某個意義上，「以後做什麼」跟「明天吃什麼」，對我來說是差不多類似的問題，根本無關大局。</text:p>
      <text:p text:style-name="P2"/>
      <text:p text:style-name="P2">前些天我寫了一篇「你聞到玫瑰花香嗎？」，裏頭提到說我喜歡捷克查理斯大學那座哲學系館黑黑爛爛的感覺，外頭則是熱鬧的繁華和一條美麗的河和橋，對我來說是感覺蠻好玩的，開闊明亮。</text:p>
      <text:p text:style-name="P2"/>
      <text:p text:style-name="P2">而且，跟我 Emir同名的唯一偶像 Emir Kusturica唸的FAMU電影學校就在隔壁，多爽啊！我竟然能跟他踩著同樣的足跡，看著同樣的河，坐在同樣的學校餐廳，說不定還用同樣的盤子吃鬆餅。於是我寫說：「搞不好幾年後我就會在那邊教書」。</text:p>
      <text:p text:style-name="P2"/>
      <text:p text:style-name="P2">結果，不得了了！這篇文章什麼都沒被讀到，許多人卻只讀到「去那邊教書」這句話，當起真來了！一傳二傳三傳四傳，傳來傳去，大家著重的是這個「志向」，紛紛來信表示「欽佩」。</text:p>
      <text:p text:style-name="P2"/>
      <text:p text:style-name="P2">可是，「欽佩」我什麼呢？彷彿我手頭上真有個計劃，準備去那邊教書似的。別人問起來，我都不知道該怎麼回答。我不是說我是說假的，但我也不當真，不是像他們所想像的那樣的一種「志向」、一種「夢想」。</text:p>
      <text:p text:style-name="P2"/>
      <text:p text:style-name="P2">去那邊教書怎麼會是我的「志向」或「夢想」呢？！就好像我希望等一下能吃一碗蝦仁炒飯一樣，這不叫志向，也不叫夢想，它根本無關大局。也許我將來真的會去捷克當哲學家，也許不會，誰知道？！我有時也想去中國或香港教書或行醫。有時則想去參加「醫師無國界組織」，到戰地上救助傷患。（李鑑慧說她要一起去當護士，但我很懷疑，因為她連打針、包紮都不會。）</text:p>
      <text:p text:style-name="P2"/>
      <text:p text:style-name="P2">老實說，我只想愉快地活下去就好了，至於做些什麼事我都不計較。我沒有什麼很想去做的事。對於任何事，我都沒有什麼特別的熱情。能活第一，能爽爽地活更好。</text:p>
      <text:p text:style-name="P2"/>
      <text:p text:style-name="P2">繼續當醫生也好，隱居退休吃軟飯更棒，勞力工作我也喜歡，寫書也行，教哲學教醫學也不錯，當研究員也可以，教中學當然好，專職從事社運也有在考慮，到國際人權機構任職也不壞，想辦法辦一所學校也常常在想，當總統或當政務官也可以。</text:p>
      <text:p text:style-name="P2"/>
      <text:p text:style-name="P2">自從四年前學會開車之後，我也常想去開幾年計程車，到處自由逛，又不必講什麼話，不必seminar，不必開會，不必看公文寫公文，耳根清靜，手腳也乾淨。總之，幹啥都行。</text:p>
      <text:p text:style-name="P2"/>
      <text:p text:style-name="P2">「情」要當真，「事」不必；「事」隨便即可，做什麼都一樣，因為我看不出來做這個跟做那個，有什麼意義上的不同。當醫生的是陳真，難道開計程車的陳真就不是陳真了？</text:p>
      <text:p text:style-name="P2"/>
      <text:p text:style-name="P2">再高貴的言行，只要一當真，只要一貼上牆壁當標語，只要一旦給國立殯儀館拿來當教材，就沒什麼意思了。</text:p>
      <text:p text:style-name="P2"/>
      <text:p text:style-name="P2">我們不是想假裝謙虛，而是因為我們害怕「不好玩」。天使在天上飛得好好的，何必硬要把她拉到地面上來騎摩托車呢？</text:p>
      <text:p text:style-name="P2"/>
      <text:p text:style-name="P2">我們其實也不是真的怕「真」。沒有比「生命」更真的了吧？！生命是真的，感情是真的，痛苦當然也是真的，可是，不要太「當真」，也許更接近這些東西的「真實本質」。</text:p>
      <text:p text:style-name="P2"/>
      <text:p text:style-name="P2">如果一定要用話說，那麼，所謂「不當真」也許可以這麼說：不要把它說死、不要把它脫光光來研究、不要死盯著它看、不要婆婆媽媽一直去「說」它，不要列入教科書，不要做成標語，要跟它保持點「距離」。</text:p>
      <text:p text:style-name="P2"/>
      <text:p text:style-name="P2">「不要當真！」即使這句話，也千萬不能當真。好比說，如果有人拿這句話去貼在校門口當校訓，那就game over了。</text:p>
      <text:p text:style-name="P2"/>
      <text:p text:style-name="P2">這個「不當真」的距離，是痛苦所致，是痛苦使我們想遠離世事，但這個距離，卻也是快樂的泉源。台灣古語說「幽默是樂觀主義的皮，包厭世觀的愛」，也許指的就是這麼一回事吧。</text:p>
      <text:p text:style-name="P2"/>
      <text:p text:style-name="P2">當我們跟這個世界保持一個距離時，才會有好笑的感覺，不是嗎？常常覺得很好笑，生活自然就很愉快了，至少也算苦中作樂，總比全部都是痛苦好。</text:p>
      <text:p text:style-name="P2"/>
      <text:p text:style-name="P2">沒有距離，就沒有幽默，也沒有夢，一切都變得「跟真的一樣」，多麼俗不可耐啊！這時候，日子「真」不知道要怎麼活。</text:p>
      <text:p text:style-name="P2"/>
      <text:p text:style-name="P2">可惜，這個整天忙著「社交」、忙著追求「真」理的大人世界，當然不會欣賞這種「距離的美感」，不會欣賞這種幽默。他們嚴肅八啦，卻總以為自己很風趣；他們喜歡揭露各種「道德真理」、喜歡拿照妖鏡讓風中遊魂纖毫畢露，卻總以為自己很浪漫。</text:p>
      <text:p text:style-name="P2"/>
      <text:p text:style-name="P2">這裏彷彿存在兩個世界似的，一個是大人的世界，一個是小朋友的天地，一個講社交，一個講好玩。可以這麼說，在這個「社交」盛行、口沫橫飛的世界裏，除了生命和感情之外，無事不被「當真」，什麼都要講得「跟真的一樣」。</text:p>
      <text:p text:style-name="P2"/>
      <text:p text:style-name="P2">「社交」，就像把天使給按到地面上拔羽毛一樣，誰能不「恐懼」？天使應該是不受地心引力影響，在天上飛的，不是嗎？</text:p>
      <text:p text:style-name="P2"/>
      <text:p text:style-name="P2">至於什麼樣的狀況才是「社交」，當然沒有個標準，那只是一種感覺，而不是原則，我若能給出個原則，那才真是社交變態狂。不過，網路上隨便看去，幾乎絕大部份「菁英」型的文章或文字都是這一類，很down to earth！很「難看」！</text:p>
      <text:p text:style-name="P2"/>
      <text:p text:style-name="P2">我不會說那種難看的感覺，就像在看莒光日教學影片一樣，有沒有道理是一回事，但都不好玩，也沒熱情。或者就像在看一般好萊塢爛片一樣，一直講故事，講道理，教忠教孝的，無趣死了。真想不通為什麼這麼多人愛訂電子報，有什麼好看的？！那就好像有人上班嫌公文看不夠，下班再多訂幾份公文來看一樣，那不如去看色情小說。</text:p>
      <text:p text:style-name="P2"/>
      <text:p text:style-name="P2">我很難想像一個這麼「務實」的人要怎麼活？這樣會快樂嗎？這麼在乎現實，不就要被一堆現實生活的「遺憾」給淹沒了？</text:p>
      <text:p text:style-name="P2"/>
      <text:p text:style-name="P2">遺憾沒有好好唸書，遺憾沒有長得漂亮一點，遺憾沒有練好身材、沒有減肥，遺憾沒有搶到哪個位置，遺憾沒有學好英文，遺憾放棄了什麼好機會，遺憾哪個政策沒有通過，遺憾誰沒選上，遺憾沒有找「高級」一點的工作，遺憾當初怎麼不去選立委、怎麼不唸別的科系等等等。</text:p>
      <text:p text:style-name="P2"/>
      <text:p text:style-name="P2">我們從來沒辦法和「大人」談論真正重要的事，因為，真正重要的事對他們反而不重要。而且，再怎麼重要的事，一旦被他們社交起來，也就馬上趣味盡失，血淚全無。</text:p>
      <text:p text:style-name="P2"/>
      <text:p text:style-name="P2">就好像一大群人一生無時無刻都在參加「我愛紅娘」似的，講的或許全是真實資料，卻沒有一件是真的，因為越當真就越不真。</text:p>
      <text:p text:style-name="P2"/>
      <text:p text:style-name="P2">有時覺得，上帝似乎有點殘酷無情，製造了世上這麼多的痛苦。可是，想想其實也還好，祂至少給了我們一種「不當真」的天賦。</text:p>
      <text:p text:style-name="P2"/>
      <text:p text:style-name="P2">一個人如果真的想看清楚這世界的真實樣貌，那就離它遠一點。一個人如果真的覺得痛苦是那麼真實，如果真的覺得像禱告詞說的：「生命宛如一聲嘆息，轉眼成空，如飛而去」，那麼，就讓它真的像一聲嘆息，讓它輕飄飄地如飛而去。</text:p>
      <text:p text:style-name="P2"/>
      <text:p text:style-name="P2">這些如果不好用話說明，可以想想一個畫面。Emir Kusturica有一部電影叫「黑貓白貓」，片頭約五分鐘處，走私的船來了，吉普賽人紛紛發動船隻趕去迎接，做黑市買賣。接著有這麼一幕：一個叼香煙的船員，坐在甲板上拉小提琴，神情似乎很專注，可是小提琴卻亂拉，一下用嘴咬，一下用腳夾，後面則是一排船在海面上奔馳前進。多麼感人的畫面和音樂！</text:p>
      <text:p text:style-name="P2"/>
      <text:p text:style-name="P2">如果每個人死後都要交一份「自傳」給上帝過目，那我真想把這一幕直接剪下來交卷，當做我一生說不盡的千言萬語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